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text-line-through-style="none" style:text-line-through-type="none" style:font-name="Arial" fo:font-size="13pt" officeooo:rsid="0006f577" officeooo:paragraph-rsid="0006f577" style:font-size-asian="13pt" style:font-size-complex="13pt"/>
    </style:style>
    <style:style style:name="P2" style:family="paragraph" style:parent-style-name="Standard">
      <style:paragraph-properties fo:text-align="center" style:justify-single-word="false"/>
      <style:text-properties style:text-line-through-style="none" style:text-line-through-type="none" style:font-name="Arial" fo:font-size="20pt" officeooo:rsid="0004db75" officeooo:paragraph-rsid="0004db75" style:font-size-asian="20pt" style:font-size-complex="20pt"/>
    </style:style>
    <style:style style:name="P3" style:family="paragraph" style:parent-style-name="Standard">
      <style:text-properties style:font-name="Arial" officeooo:rsid="0004db75" officeooo:paragraph-rsid="0004db75"/>
    </style:style>
    <style:style style:name="P4" style:family="paragraph" style:parent-style-name="Standard">
      <style:text-properties style:font-name="Arial" fo:font-size="15pt" officeooo:rsid="0004db75" officeooo:paragraph-rsid="0004db75" style:font-size-asian="13.1000003814697pt" style:font-size-complex="15pt"/>
    </style:style>
    <style:style style:name="P5" style:family="paragraph" style:parent-style-name="Standard">
      <style:text-properties style:font-name="Arial" fo:font-size="20pt" officeooo:rsid="0006f577" officeooo:paragraph-rsid="0006f577" style:font-size-asian="17.5pt" style:font-size-complex="20pt"/>
    </style:style>
    <style:style style:name="P6" style:family="paragraph" style:parent-style-name="Standard">
      <style:text-properties style:font-name="Arial" fo:font-size="13pt" officeooo:rsid="0006f577" officeooo:paragraph-rsid="0006f577" style:font-size-asian="11.3500003814697pt" style:font-size-complex="13pt"/>
    </style:style>
    <style:style style:name="P7" style:family="paragraph" style:parent-style-name="Standard">
      <style:text-properties style:font-name="Arial" fo:font-size="20pt" officeooo:rsid="00094228" officeooo:paragraph-rsid="00094228" style:font-size-asian="17.5pt" style:font-size-complex="20pt"/>
    </style:style>
    <style:style style:name="P8" style:family="paragraph" style:parent-style-name="Standard" style:list-style-name="L1">
      <style:text-properties style:font-name="Arial" fo:font-size="13pt" officeooo:rsid="0006f577" officeooo:paragraph-rsid="0006f577" style:font-size-asian="11.3500003814697pt" style:font-size-complex="13pt"/>
    </style:style>
    <style:style style:name="P9" style:family="paragraph" style:parent-style-name="Standard" style:list-style-name="L2">
      <style:text-properties officeooo:rsid="000841b1" officeooo:paragraph-rsid="000841b1"/>
    </style:style>
    <style:style style:name="P10" style:family="paragraph" style:parent-style-name="Standard">
      <style:text-properties officeooo:rsid="000841b1" officeooo:paragraph-rsid="000841b1"/>
    </style:style>
    <style:style style:name="P11" style:family="paragraph" style:parent-style-name="Standard" style:list-style-name="L1">
      <style:text-properties style:font-name="Arial" fo:font-size="13pt" officeooo:rsid="0007cca7" officeooo:paragraph-rsid="0007cca7" style:font-size-asian="11.3500003814697pt" style:font-size-complex="13pt"/>
    </style:style>
    <style:style style:name="P12" style:family="paragraph" style:parent-style-name="Standard" style:list-style-name="L1">
      <style:text-properties style:font-name="Arial" fo:font-size="13pt" officeooo:rsid="0006f577" officeooo:paragraph-rsid="0007cca7" style:font-size-asian="11.3500003814697pt" style:font-size-complex="13pt"/>
    </style:style>
    <style:style style:name="P13" style:family="paragraph" style:parent-style-name="Standard" style:list-style-name="L3">
      <style:text-properties officeooo:paragraph-rsid="000841b1"/>
    </style:style>
    <style:style style:name="P14" style:family="paragraph" style:parent-style-name="Standard" style:list-style-name="L3">
      <style:text-properties officeooo:rsid="0007cca7" officeooo:paragraph-rsid="000841b1"/>
    </style:style>
    <style:style style:name="P15" style:family="paragraph" style:parent-style-name="Standard" style:list-style-name="L3">
      <style:text-properties officeooo:rsid="0007cca7" officeooo:paragraph-rsid="0007cca7"/>
    </style:style>
    <style:style style:name="P16" style:family="paragraph" style:parent-style-name="Standard" style:list-style-name="L3">
      <style:text-properties officeooo:rsid="00094228" officeooo:paragraph-rsid="00094228"/>
    </style:style>
    <style:style style:name="P17" style:family="paragraph" style:parent-style-name="Standard" style:list-style-name="L3">
      <style:text-properties officeooo:rsid="000841b1" officeooo:paragraph-rsid="000841b1"/>
    </style:style>
    <style:style style:name="T1" style:family="text">
      <style:text-properties officeooo:rsid="00094228"/>
    </style:style>
    <style:style style:name="T2" style:family="text">
      <style:text-properties officeooo:rsid="000841b1"/>
    </style:style>
    <style:style style:name="T3" style:family="text">
      <style:text-properties officeooo:rsid="0007cca7"/>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bacar SOW</text:p>
      <text:p text:style-name="P1">Johny RABARIJAONA</text:p>
      <text:p text:style-name="P1">Groupe C2</text:p>
      <text:p text:style-name="P2"/>
      <text:p text:style-name="P2"/>
      <text:p text:style-name="P2"/>
      <text:p text:style-name="P2"/>
      <text:p text:style-name="P2"/>
      <text:p text:style-name="P2"/>
      <text:p text:style-name="P2"/>
      <text:p text:style-name="P2"/>
      <text:p text:style-name="P2"/>
      <text:p text:style-name="P2"/>
      <text:p text:style-name="P2"/>
      <text:p text:style-name="P2">Analyse du lien entre le Nutri-Score et les produits carnés transformés à partir de la base de données OpenFoodFacts. : <text:span text:style-name="T1">les contraintes et les risques.</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Introduction</text:p>
      <text:p text:style-name="P5"/>
      <text:p text:style-name="P6">Nous avons été chargé d’étudier la base de données openfoodfacts, et plus précisément le lien entre le Nutri-Score et les viandes carnés transformés français (France outre-mer compris).</text:p>
      <text:p text:style-name="P6">Le travail s’est effectué en binôme. Après avoir fait le trie dans la base de données puis avoir effectué un document de présentation contenant des graphiques, nous allons lister les contraintes et les risques de ce projet.</text:p>
      <text:p text:style-name="P6"/>
      <text:p text:style-name="P7">Contraintes et risques</text:p>
      <text:p text:style-name="P6"/>
      <text:list xml:id="list3481326925" text:style-name="L1">
        <text:list-item>
          <text:p text:style-name="P8">Contraintes</text:p>
          <text:p text:style-name="P8"/>
        </text:list-item>
      </text:list>
      <text:list text:style-name="L2">
        <text:list-item>
          <text:p text:style-name="P9">La base de données openfoodfacts nous est imposé. Nous ne pouvons pas utilisé d’autres données pour perfectionner notre étude.</text:p>
        </text:list-item>
        <text:list-item>
          <text:p text:style-name="P9">Contrainte temporelle : une date de remise des étape nous est également imposé. C’est à nous des les respecter, d’être efficace et de rendre le travail à temps.</text:p>
        </text:list-item>
        <text:list-item>
          <text:p text:style-name="P9">Contrainte technologique : notre présentation doit obligatoirement être faite avec le langage R.</text:p>
        </text:list-item>
        <text:list-item>
          <text:p text:style-name="P9">Grand volume des données : nous devons effectuer un très grand trie parmis des millions de données qui ne nous sont pas utile. </text:p>
        </text:list-item>
      </text:list>
      <text:p text:style-name="P10"/>
      <text:list text:continue-list="list3481326925" text:style-name="L1">
        <text:list-item>
          <text:p text:style-name="P11">Risques</text:p>
          <text:p text:style-name="P12"/>
        </text:list-item>
      </text:list>
      <text:list text:style-name="L3">
        <text:list-item>
          <text:p text:style-name="P13"><text:span text:style-name="T2">Les</text:span><text:span text:style-name="T3"> données : Données incomplètes ou erronés.</text:span></text:p>
        </text:list-item>
        <text:list-item>
          <text:p text:style-name="P14">Incohérences : erreur de saisie des données.</text:p>
        </text:list-item>
        <text:list-item>
          <text:p text:style-name="P15">Risque physique : Une personne d’un binôme peut tomber malade ou être absent.</text:p>
        </text:list-item>
        <text:list-item>
          <text:p text:style-name="P15">Risque matériel : pc personnel ou de l’IUT que ne fonctionnent plus. <text:span text:style-name="T2">Cela peut impacter l’atteint de nos tâches à réaliser sur le projet.</text:span></text:p>
        </text:list-item>
        <text:list-item>
          <text:p text:style-name="P15">Risque sanitaire : possible épidémie que nous oblige à être confiné, il faut donc s’assurer que les 2 membres ont bien un ordinateur et une bonne connexion internet.</text:p>
        </text:list-item>
        <text:list-item>
          <text:p text:style-name="P16">Risques logistique : probleme de logiciel.</text:p>
        </text:list-item>
        <text:list-item>
          <text:p text:style-name="P17">Mauvaise compréhension du sujet : nous pouvaons ne pas le comprendre et faire un hors-sujet, s’occuper des données qui ne sont pas en lien avec notre sujet.</text:p>
        </text:list-item>
        <text:list-item>
          <text:p text:style-name="P17">Mauvaise répartion des tâches : peut nous pousser à ne pas pouvoir rendre le rendu à temps. Cela necessite de bien se mettre d’accord avant le début du projet</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bookmark-start text:name="PageNumWizard_FOOTER_Style de page par défaut1"/><text:page-number text:select-page="current">2</text:page-number><text:bookmark-end text:name="PageNumWizard_FOOTER_Style de page par défaut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5T23:07:30.532579100</meta:creation-date>
    <dc:date>2026-03-26T23:21:48.173269000</dc:date>
    <meta:editing-duration>PT23H28M9S</meta:editing-duration>
    <meta:editing-cycles>2</meta:editing-cycles>
    <meta:generator>LibreOffice/25.8.5.2$Windows_X86_64 LibreOffice_project/9c8b85f387cc00a89945a79c9e6239f32e450ac2</meta:generator>
    <meta:document-statistic meta:table-count="0" meta:image-count="0" meta:object-count="0" meta:page-count="2" meta:paragraph-count="23" meta:word-count="340" meta:character-count="1996" meta:non-whitespace-character-count="1692"/>
  </office:meta>
</office:document-meta>
</file>